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276cm" draw:marker-end-width="0.276cm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1cm" draw:marker-start="" draw:marker-start-width="0.276cm" draw:marker-end="Arrowheads_20_1" draw:marker-end-width="0.376cm" draw:fill="none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svg:stroke-width="0.051cm" draw:marker-start-width="0.276cm" draw:marker-end="Arrowheads_20_1" draw:marker-end-width="0.376cm" draw:fill="none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  <style:text-properties fo:font-size="14pt" style:font-size-asian="14pt" style:font-size-complex="14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style:text-outline="true"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style:text-outline="true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3.767cm" svg:height="1.172cm" svg:x="0.561cm" svg:y="0.238cm">
          <text:p text:style-name="P1"><text:span text:style-name="T1">Star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" draw:text-style-name="P1" xml:id="id2" draw:id="id2" draw:layer="layout" svg:width="3.767cm" svg:height="2.26cm" svg:x="0.561cm" svg:y="2.127cm">
          <text:p text:style-name="P1"><text:span text:style-name="T1">Is it a</text:span></text:p>
          <text:p text:style-name="P1"><text:span text:style-name="T1">Beautiful day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" draw:text-style-name="P1" xml:id="id3" draw:id="id3" draw:layer="layout" svg:width="3.933cm" svg:height="1.172cm" svg:x="0.478cm" svg:y="5.272cm">
          <text:p text:style-name="P1"><text:span text:style-name="T1">Come Outside!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4" draw:id="id4" draw:layer="layout" svg:width="3.933cm" svg:height="1.088cm" svg:x="0.478cm" svg:y="7.532cm">
          <text:p text:style-name="P1"><text:span text:style-name="T1">Takatakatakataka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2" draw:text-style-name="P2" draw:layer="layout" svg:x1="2.445cm" svg:y1="1.41cm" svg:x2="2.445cm" svg:y2="2.127cm" draw:start-shape="id1" draw:start-glue-point="6" draw:end-shape="id2" draw:end-glue-point="4" svg:d="m2445 1410v717">
          <text:p/>
        </draw:connector>
        <draw:connector draw:style-name="gr3" draw:text-style-name="P3" draw:layer="layout" svg:x1="2.445cm" svg:y1="4.387cm" svg:x2="2.445cm" svg:y2="5.272cm" draw:start-shape="id2" draw:start-glue-point="6" draw:end-shape="id3" draw:end-glue-point="4" svg:d="m2445 4387v885">
          <text:p text:style-name="P3"><text:span text:style-name="T2">YES!</text:span></text:p>
        </draw:connector>
        <draw:connector draw:style-name="gr3" draw:text-style-name="P3" draw:layer="layout" svg:x1="4.328cm" svg:y1="3.257cm" svg:x2="4.411cm" svg:y2="8.076cm" draw:start-shape="id2" draw:start-glue-point="7" draw:end-shape="id4" draw:end-glue-point="7" svg:d="m4328 3257h609v4819h-526">
          <text:p text:style-name="P3"><text:span text:style-name="T2">NO!</text:span></text:p>
        </draw:connector>
        <draw:connector draw:style-name="gr3" draw:text-style-name="P3" draw:layer="layout" svg:x1="2.445cm" svg:y1="6.444cm" svg:x2="2.445cm" svg:y2="7.532cm" draw:start-shape="id3" draw:start-glue-point="6" draw:end-shape="id4" draw:end-glue-point="4" svg:d="m2445 6444v1088">
          <text:p text:style-name="P3"><text:span text:style-name="T2">NO!</text:span>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marker draw:name="Arrowheads_20_1" draw:display-name="Arrowheads 1" svg:viewBox="0 0 1131 1580" svg:d="m1013 1491 118 89-567-1580-564 1580 114-85 136-68 148-46 161-17 161 13 153 46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.08cm" fo:page-height="8.8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10-03T11:02:10</meta:creation-date>
    <dc:date>2012-10-03T11:17:34</dc:date>
    <meta:editing-duration>PT5M43S</meta:editing-duration>
    <meta:editing-cycles>2</meta:editing-cycles>
    <meta:generator>LibreOffice/3.6$MacOSX_x86 LibreOffice_project/e29a214-2bbed72-0621de6-a97528c-8f066d</meta:generator>
    <meta:document-statistic meta:object-count="8"/>
  </office:meta>
</office:document-meta>
</file>